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anda" svg:font-family="verand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47043"/>
    </style:style>
    <style:style style:name="P2" style:family="paragraph" style:parent-style-name="Standard">
      <style:paragraph-properties fo:text-align="center" style:justify-single-word="false"/>
      <style:text-properties officeooo:paragraph-rsid="00293cd7"/>
    </style:style>
    <style:style style:name="P3" style:family="paragraph" style:parent-style-name="Standard">
      <style:paragraph-properties fo:text-align="center" style:justify-single-word="false"/>
      <style:text-properties fo:color="#000000" style:font-name="veranda" fo:font-size="32pt" fo:font-weight="normal" officeooo:rsid="001d8546" officeooo:paragraph-rsid="001d8546" style:font-size-asian="32pt" style:font-weight-asian="normal" style:font-size-complex="3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veranda" fo:font-size="32pt" fo:font-weight="normal" officeooo:rsid="0020090e" officeooo:paragraph-rsid="0020090e" style:font-size-asian="32pt" style:font-weight-asian="normal" style:font-size-complex="3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veranda" fo:font-size="32pt" fo:font-weight="normal" officeooo:rsid="00247043" officeooo:paragraph-rsid="0028015e" style:font-size-asian="32pt" style:font-weight-asian="normal" style:font-size-complex="3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veranda" fo:font-size="32pt" fo:font-weight="normal" officeooo:rsid="00293cd7" officeooo:paragraph-rsid="00293cd7" style:font-size-asian="32pt" style:font-weight-asian="normal" style:font-size-complex="3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veranda" fo:font-size="32pt" fo:font-weight="normal" officeooo:rsid="00293cd7" officeooo:paragraph-rsid="00247043" style:font-size-asian="32pt" style:font-weight-asian="normal" style:font-size-complex="3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veranda" fo:font-size="20pt" fo:font-weight="normal" officeooo:rsid="001d8546" officeooo:paragraph-rsid="001d8546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anda" fo:font-size="20pt" fo:font-weight="normal" officeooo:rsid="001d8546" officeooo:paragraph-rsid="0020090e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anda" fo:font-size="20pt" fo:font-weight="normal" officeooo:rsid="0021fe53" officeooo:paragraph-rsid="0028015e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anda" fo:font-size="16pt" fo:font-weight="normal" officeooo:rsid="001d8546" officeooo:paragraph-rsid="001d854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veranda" fo:font-size="16pt" fo:font-weight="normal" officeooo:rsid="0020090e" officeooo:paragraph-rsid="0020090e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anda" fo:font-size="16pt" fo:font-weight="normal" officeooo:rsid="00247043" officeooo:paragraph-rsid="00293cd7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1fe53" officeooo:paragraph-rsid="0026a87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6a877" officeooo:paragraph-rsid="0026a87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47043" officeooo:paragraph-rsid="0024156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47043" officeooo:paragraph-rsid="002470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0090e" officeooo:paragraph-rsid="0021fe5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1fe53" officeooo:paragraph-rsid="0021fe5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8015e" officeooo:paragraph-rsid="0028015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anda" fo:font-size="12pt" fo:font-weight="normal" officeooo:rsid="0026a877" officeooo:paragraph-rsid="0026a87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cc0066" style:font-name="veranda" fo:font-size="16pt" fo:font-weight="normal" officeooo:rsid="001d8546" officeooo:paragraph-rsid="001d8546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6699" style:font-name="veranda" fo:font-size="16pt" fo:font-weight="normal" officeooo:rsid="001d8546" officeooo:paragraph-rsid="001d8546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336699" style:font-name="veranda" fo:font-size="16pt" fo:font-weight="normal" officeooo:rsid="0026a877" officeooo:paragraph-rsid="0026a877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6699" style:font-name="veranda" fo:font-size="16pt" fo:font-weight="normal" officeooo:rsid="0020090e" officeooo:paragraph-rsid="0020090e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1fe53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4156a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47043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6a877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8015e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1fe53" officeooo:paragraph-rsid="00293cd7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336699" style:font-name="veranda" fo:font-size="20pt" fo:font-weight="normal" officeooo:rsid="0021fe53" officeooo:paragraph-rsid="00247043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336699" style:font-name="veranda" fo:font-size="20pt" fo:font-weight="normal" officeooo:rsid="0021fe53" officeooo:paragraph-rsid="00293cd7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336699" style:font-name="veranda" fo:font-size="20pt" fo:font-weight="normal" officeooo:rsid="0021fe53" officeooo:paragraph-rsid="001d8546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47043" officeooo:paragraph-rsid="00247043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336699" style:font-name="veranda" fo:font-size="20pt" fo:font-weight="normal" officeooo:rsid="00247043" officeooo:paragraph-rsid="00293cd7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336699" style:font-name="veranda" fo:font-size="40pt" fo:font-weight="bold" officeooo:rsid="001d8546" style:font-size-asian="40pt" style:font-weight-asian="bold" style:font-size-complex="40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336699" style:font-name="veranda" fo:font-size="24pt" fo:font-weight="bold" officeooo:rsid="001d8546" style:font-size-asian="21pt" style:font-weight-asian="bold" style:font-size-complex="24pt" style:font-weight-complex="bold"/>
    </style:style>
    <style:style style:name="P40" style:family="paragraph" style:parent-style-name="Standard">
      <style:paragraph-properties fo:margin-top="0.0791in" fo:margin-bottom="0.0791in" loext:contextual-spacing="false" fo:text-align="start" style:justify-single-word="false"/>
      <style:text-properties fo:color="#000000" style:font-name="veranda" fo:font-size="12pt" fo:font-weight="normal" officeooo:rsid="001d8546" officeooo:paragraph-rsid="001ebfee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style:font-name="veranda" fo:font-size="12pt" fo:font-weight="normal" officeooo:rsid="0021fe53" officeooo:paragraph-rsid="0021fe53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style:font-name="veranda" fo:font-size="12pt" fo:font-weight="normal" officeooo:rsid="0023ad41" officeooo:paragraph-rsid="0023ad41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style:font-name="veranda" fo:font-size="12pt" fo:font-weight="normal" officeooo:rsid="0024156a" officeooo:paragraph-rsid="0024156a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000000" style:font-name="veranda" fo:font-size="12pt" fo:font-weight="normal" officeooo:rsid="0026a877" officeooo:paragraph-rsid="00293cd7" style:font-size-asian="10.5pt" style:font-weight-asian="normal" style:font-size-complex="12pt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color="#000000" style:font-name="veranda" fo:font-size="12pt" fo:font-weight="normal" officeooo:rsid="0026a877" officeooo:paragraph-rsid="0028015e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style:font-name="veranda" fo:font-size="12pt" fo:font-weight="normal" officeooo:rsid="002663f2" officeooo:paragraph-rsid="00293cd7" style:font-size-asian="10.5pt" style:font-weight-asian="normal" style:font-size-complex="12pt" style:font-weight-complex="normal"/>
    </style:style>
    <style:style style:name="P47" style:family="paragraph" style:parent-style-name="Standard" style:list-style-name="L10">
      <style:paragraph-properties fo:text-align="start" style:justify-single-word="false"/>
      <style:text-properties fo:color="#000000" style:font-name="veranda" fo:font-size="12pt" fo:font-weight="normal" officeooo:rsid="0028015e" officeooo:paragraph-rsid="0028015e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color="#000000" style:font-name="veranda" fo:font-size="12pt" fo:font-weight="normal" officeooo:rsid="00288c9b" officeooo:paragraph-rsid="00288c9b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fo:color="#000000" style:font-name="veranda" fo:font-size="12pt" fo:font-weight="normal" officeooo:rsid="00247043" officeooo:paragraph-rsid="00293cd7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2pt" officeooo:rsid="002663f2" officeooo:paragraph-rsid="00293cd7" style:font-size-asian="10.5pt" style:font-size-complex="12pt"/>
    </style:style>
    <style:style style:name="T1" style:family="text">
      <style:text-properties officeooo:rsid="001ebfee"/>
    </style:style>
    <style:style style:name="T2" style:family="text">
      <style:text-properties fo:color="#000000" style:font-name="veranda" fo:font-weight="normal" style:font-weight-asian="normal" style:font-weight-complex="normal"/>
    </style:style>
    <style:style style:name="T3" style:family="text">
      <style:text-properties fo:color="#000000" style:font-name="veranda" fo:font-weight="normal" officeooo:rsid="0026a877" style:font-weight-asian="normal" style:font-weight-complex="normal"/>
    </style:style>
    <style:style style:name="T4" style:family="text">
      <style:text-properties fo:color="#000000" style:font-name="veranda" fo:font-size="32pt" fo:font-weight="normal" officeooo:rsid="00247043" style:font-size-asian="32pt" style:font-weight-asian="normal" style:font-size-complex="32pt" style:font-weight-complex="normal"/>
    </style:style>
    <style:style style:name="T5" style:family="text">
      <style:text-properties fo:color="#000000" style:font-name="veranda" fo:font-size="32pt" fo:font-weight="normal" officeooo:rsid="00293cd7" style:font-size-asian="32pt" style:font-weight-asian="normal" style:font-size-complex="32pt" style:font-weight-complex="normal"/>
    </style:style>
    <style:style style:name="T6" style:family="text">
      <style:text-properties officeooo:rsid="0020090e"/>
    </style:style>
    <style:style style:name="T7" style:family="text">
      <style:text-properties officeooo:rsid="0021fe53"/>
    </style:style>
    <style:style style:name="T8" style:family="text">
      <style:text-properties officeooo:rsid="0023ad41"/>
    </style:style>
    <style:style style:name="T9" style:family="text">
      <style:text-properties officeooo:rsid="0024156a"/>
    </style:style>
    <style:style style:name="T10" style:family="text">
      <style:text-properties style:font-name="veranda" fo:font-weight="normal" officeooo:rsid="00247043" style:font-weight-asian="normal" style:font-weight-complex="normal"/>
    </style:style>
    <style:style style:name="T11" style:family="text">
      <style:text-properties officeooo:rsid="0026a877"/>
    </style:style>
    <style:style style:name="T12" style:family="text">
      <style:text-properties officeooo:rsid="0028015e"/>
    </style:style>
    <style:style style:name="T13" style:family="text">
      <style:text-properties officeooo:rsid="00288c9b"/>
    </style:style>
    <style:style style:name="T14" style:family="text">
      <style:text-properties officeooo:rsid="0028b5f8"/>
    </style:style>
    <style:style style:name="T15" style:family="text">
      <style:text-properties officeooo:rsid="00293c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>Code4Mtrovica</text:p>
      <text:p text:style-name="P39"/>
      <text:p text:style-name="P39"/>
      <text:p text:style-name="P3">Training Curriculum</text:p>
      <text:p text:style-name="P3"/>
      <text:p text:style-name="P23">Web Development and Soft Skills Curriculum Progra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Overview and Propose</text:p>
      <text:p text:style-name="P24"/>
      <text:p text:style-name="P40">Code4Mitrovca Training Curriculum will help you learn <text:span text:style-name="T1">how to develop a digital tool with the latest technologies of web development so to</text:span> become an effective web developer. This course <text:span text:style-name="T6">is designed for beginners,</text:span> you will learn practical software development by planning, analyzing and developing real world applications. Throughout this course, <text:span text:style-name="T1">you will also learn how to put an idea into a proposal document. <text:s/></text:span></text:p>
      <text:p text:style-name="P11"><text:soft-page-break/></text:p>
      <text:p text:style-name="P4">First Weekend</text:p>
      <text:p text:style-name="P4"/>
      <text:p text:style-name="P12"/>
      <text:p text:style-name="P26">Overview:</text:p>
      <text:p text:style-name="P26"/>
      <text:p text:style-name="P19">In the first weekend, we will start with the opening process, welcome the participants and apply<text:span text:style-name="T7">ing</text:span> some methodologies so they will get to know <text:span text:style-name="T7">more about</text:span> each-other. <text:span text:style-name="T7">The project coordinator will explain the workflow throughout this bootcamp, the requirements and what are they going to learn.</text:span></text:p>
      <text:p text:style-name="P9"/>
      <text:p text:style-name="P9"/>
      <text:p text:style-name="P27">Day 1: Introduction to Code4Mitrovica Program</text:p>
      <text:p text:style-name="P8"/>
      <text:p text:style-name="P8"/>
      <text:list xml:id="list7497069699731978575" text:style-name="L1">
        <text:list-item>
          <text:p text:style-name="P41">10:00-1<text:span text:style-name="T8">0</text:span>:<text:span text:style-name="T8">3</text:span>0 <text:span text:style-name="T8">Welcoming participant</text:span></text:p>
        </text:list-item>
      </text:list>
      <text:p text:style-name="P20"/>
      <text:list xml:id="list144715052193119" text:continue-numbering="true" text:style-name="L1">
        <text:list-item>
          <text:p text:style-name="P42">10:30-11:00 Introducing Code4Mitrovica Program</text:p>
          <text:p text:style-name="P42"/>
        </text:list-item>
        <text:list-item>
          <text:p text:style-name="P42">11:00-11:30 Playing a game to get to know each </text:p>
          <text:p text:style-name="P42"/>
        </text:list-item>
        <text:list-item>
          <text:p text:style-name="P42">11:30-12:00 Slack communications tool</text:p>
          <text:p text:style-name="P42"/>
        </text:list-item>
        <text:list-item>
          <text:p text:style-name="P42">12:00-13:00 Lunch Break</text:p>
          <text:p text:style-name="P42"/>
        </text:list-item>
        <text:list-item>
          <text:p text:style-name="P43">13:00-14:00 Discussing the implementation idea into a real world applications</text:p>
          <text:p text:style-name="P43"/>
        </text:list-item>
        <text:list-item>
          <text:p text:style-name="P43">14:00-15:00 Requirements and brief overview of the curriculum</text:p>
        </text:list-item>
      </text:list>
      <text:p text:style-name="P8"/>
      <text:p text:style-name="P8"/>
      <text:p text:style-name="P8"/>
      <text:p text:style-name="P8"/>
      <text:p text:style-name="P8"/>
      <text:p text:style-name="P35"/>
      <text:p text:style-name="P28"><text:soft-page-break/></text:p>
      <text:p text:style-name="P28"/>
      <text:p text:style-name="P32">Day <text:span text:style-name="T15">2</text:span>: <text:span text:style-name="T12">How to plan a project proposal</text:span></text:p>
      <text:p text:style-name="P34"/>
      <text:p text:style-name="P13"/>
      <text:list xml:id="list6403516936742025143" text:style-name="L2">
        <text:list-item>
          <text:p text:style-name="P56"><text:span text:style-name="T2">10:00-11:00 How to set down the project </text:span><text:span text:style-name="T3">goals</text:span></text:p>
          <text:p text:style-name="P44"/>
        </text:list-item>
        <text:list-item>
          <text:p text:style-name="P56"><text:span text:style-name="T2">11:00-12:00 </text:span><text:span text:style-name="T3">Project Objectives</text:span></text:p>
          <text:p text:style-name="P44"/>
        </text:list-item>
        <text:list-item>
          <text:p text:style-name="P46">12:00-13:00 Lunch Break</text:p>
          <text:p text:style-name="P46"/>
        </text:list-item>
        <text:list-item>
          <text:p text:style-name="P44">13:00-15:00 Project Activities</text:p>
          <text:p text:style-name="P44"/>
        </text:list-item>
        <text:list-item>
          <text:p text:style-name="P44">15:00-16:00 What to include in folder of a proposel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/>
      <text:p text:style-name="P17"/>
      <text:p text:style-name="P17"/>
      <text:p text:style-name="P17"/>
      <text:p text:style-name="P17"><text:tab/></text:p>
      <text:p text:style-name="P6"/>
      <text:p text:style-name="P6"/>
      <text:p text:style-name="P2"><text:soft-page-break/><text:span text:style-name="T5">Second</text:span><text:span text:style-name="T4"> Weekend</text:span></text:p>
      <text:p text:style-name="P17"/>
      <text:p text:style-name="P17"/>
      <text:p text:style-name="P32"><text:span text:style-name="T10">Day </text:span><text:span text:style-name="T15">1</text:span><text:span text:style-name="T10">: </text:span><text:span text:style-name="T15">How to write a Proposal</text:span></text:p>
      <text:p text:style-name="P36"/>
      <text:p text:style-name="P17"/>
      <text:p text:style-name="P29"/>
      <text:list xml:id="list3802109678954276144" text:style-name="L3">
        <text:list-item>
          <text:p text:style-name="P49">10:00 - 10:30 </text:p>
          <text:p text:style-name="P49"/>
        </text:list-item>
      </text:list>
      <text:list xml:id="list3544438502842890612" text:style-name="L4">
        <text:list-item>
          <text:p text:style-name="P50">10:30 - 12:00 </text:p>
          <text:p text:style-name="P50"/>
        </text:list-item>
      </text:list>
      <text:list xml:id="list8176483062832411224" text:style-name="L5">
        <text:list-item>
          <text:p text:style-name="P51">12:00 - 13:00 </text:p>
          <text:p text:style-name="P51"/>
        </text:list-item>
        <text:list-item>
          <text:p text:style-name="P51">13:00 - 14:00 </text:p>
          <text:p text:style-name="P51"/>
        </text:list-item>
        <text:list-item>
          <text:p text:style-name="P51">14:00 - 15:00</text:p>
          <text:p text:style-name="P51"/>
        </text:list-item>
        <text:list-item>
          <text:p text:style-name="P51">15:00 - 16:00</text:p>
        </text:list-item>
      </text:list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2"/>
      <text:p text:style-name="P32"><text:soft-page-break/></text:p>
      <text:p text:style-name="P37">Day 2: How to write a Project</text:p>
      <text:p text:style-name="P37"/>
      <text:p text:style-name="P18"/>
      <text:p text:style-name="P32"/>
      <text:list xml:id="list144715265421131" text:continue-list="list3802109678954276144" text:style-name="L3">
        <text:list-item>
          <text:p text:style-name="P49">10:00 - 10:30 </text:p>
          <text:p text:style-name="P49"/>
        </text:list-item>
      </text:list>
      <text:list xml:id="list2793389128710572774" text:style-name="L6">
        <text:list-item>
          <text:p text:style-name="P52">10:30 - 12:00 </text:p>
          <text:p text:style-name="P52"/>
        </text:list-item>
      </text:list>
      <text:list xml:id="list4752799017653935379" text:style-name="L7">
        <text:list-item>
          <text:p text:style-name="P53">12:00 - 13:00 </text:p>
          <text:p text:style-name="P53"/>
        </text:list-item>
        <text:list-item>
          <text:p text:style-name="P53">13:00 - 14:00 </text:p>
          <text:p text:style-name="P53"/>
        </text:list-item>
        <text:list-item>
          <text:p text:style-name="P53">14:00 - 15:00</text:p>
          <text:p text:style-name="P53"/>
        </text:list-item>
        <text:list-item>
          <text:p text:style-name="P53">15:00 - 16:00</text:p>
        </text:list-item>
      </text:list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/>
      <text:p text:style-name="P1"><text:soft-page-break/><text:span text:style-name="T5">Third</text:span><text:span text:style-name="T4"> Weekend</text:span></text:p>
      <text:p text:style-name="P33"/>
      <text:p text:style-name="P33"/>
      <text:p text:style-name="P32">Day <text:span text:style-name="T15">1</text:span>: <text:span text:style-name="T9">Software Development Plan</text:span></text:p>
      <text:p text:style-name="P32"/>
      <text:p text:style-name="P32"/>
      <text:list xml:id="list144715589078838" text:continue-list="list144715265421131" text:style-name="L3">
        <text:list-item>
          <text:p text:style-name="P49">10:00 - 10:30 - Welcoming and Introduction to technologies used throughout this bootcamp</text:p>
          <text:p text:style-name="P49"/>
        </text:list-item>
      </text:list>
      <text:list xml:id="list509083152193525013" text:style-name="L8">
        <text:list-item>
          <text:p text:style-name="P54">10:30 - 12:00 Setting up development environment and Defining Open Data and Data Visualizations</text:p>
          <text:p text:style-name="P54"/>
        </text:list-item>
      </text:list>
      <text:list xml:id="list3661291500421965188" text:style-name="L9">
        <text:list-item>
          <text:p text:style-name="P55">12:00 - 13:00 Lunch break</text:p>
          <text:p text:style-name="P55"/>
        </text:list-item>
        <text:list-item>
          <text:p text:style-name="P55">13:00 - 14:00 Introduction to Git and Github</text:p>
          <text:p text:style-name="P55"/>
        </text:list-item>
        <text:list-item>
          <text:p text:style-name="P55">14:00 - 15:00 Explaining of Software Development Life Cycle (SDLC)</text:p>
          <text:p text:style-name="P55"/>
        </text:list-item>
        <text:list-item>
          <text:p text:style-name="P55">15:00 - 16:00 ZenHub Software Management Tool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<text:soft-page-break/></text:p>
      <text:p text:style-name="P30">Day <text:span text:style-name="T11">2</text:span>: <text:span text:style-name="T12">Introduction to Front-end Development</text:span></text:p>
      <text:p text:style-name="P14"/>
      <text:p text:style-name="P14"/>
      <text:p text:style-name="P14"/>
      <text:p text:style-name="P14"/>
      <text:p text:style-name="P25"><text:s/>Overview:</text:p>
      <text:p text:style-name="P25"/>
      <text:p text:style-name="P15"><text:tab/>In the second week participants will get introduced to Front-end <text:tab/>development foundations, specifically the front-end holy trinity (HTML, CSS <text:tab/>and JavaScript). Understanding of open data and how to make visualizations <text:tab/>with front-end technologies.</text:p>
      <text:p text:style-name="P30"/>
      <text:p text:style-name="P30"/>
      <text:p text:style-name="P30"/>
      <text:list xml:id="list6502848745467473802" text:style-name="L10">
        <text:list-item>
          <text:p text:style-name="P45">10:00-11:00 <text:span text:style-name="T12">Explaining what is Front-end development</text:span></text:p>
          <text:p text:style-name="P45"/>
        </text:list-item>
        <text:list-item>
          <text:p text:style-name="P47">11:00-12:00 Setting Up Front-end Developer Environment</text:p>
          <text:p text:style-name="P47"/>
        </text:list-item>
        <text:list-item>
          <text:p text:style-name="P47">12:00-13:00 Lunch Break</text:p>
          <text:p text:style-name="P47"/>
        </text:list-item>
        <text:list-item>
          <text:p text:style-name="P47">13:00-14:00 Intro to HTML and intermediate HTML</text:p>
          <text:p text:style-name="P47"/>
        </text:list-item>
        <text:list-item>
          <text:p text:style-name="P47">14:00-15:00 Intro to CSS and intermediate CSS <text:s/></text:p>
          <text:p text:style-name="P47"/>
        </text:list-item>
        <text:list-item>
          <text:p text:style-name="P47">1<text:span text:style-name="T13">5</text:span>:00-1<text:span text:style-name="T13">6</text:span>:00 Practice HTML and CSS exercises</text:p>
          <text:p text:style-name="P47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oft-page-break/><text:span text:style-name="T15">Fourth</text:span> Weekend</text:p>
      <text:p text:style-name="P5"/>
      <text:p text:style-name="P5"/>
      <text:p text:style-name="P31">Day <text:span text:style-name="T12">1</text:span>: <text:span text:style-name="T13">Front End Development</text:span></text:p>
      <text:p text:style-name="P10"/>
      <text:p text:style-name="P10"/>
      <text:list xml:id="list4564632587759815829" text:style-name="L11">
        <text:list-item>
          <text:p text:style-name="P48">10:00-11:00 Introduction to Responsive Design with Bootstrap</text:p>
          <text:p text:style-name="P48"/>
        </text:list-item>
        <text:list-item>
          <text:p text:style-name="P48">11:00-12:00 Bootstrap CSS Modern Framework</text:p>
          <text:p text:style-name="P48"/>
        </text:list-item>
        <text:list-item>
          <text:p text:style-name="P48">12:00-13:00 Lunch Break</text:p>
          <text:p text:style-name="P48"/>
        </text:list-item>
        <text:list-item>
          <text:p text:style-name="P48">13:00-14:00 Learning the Bootstrap Grid </text:p>
          <text:p text:style-name="P48"/>
        </text:list-item>
        <text:list-item>
          <text:p text:style-name="P48">14:00-1<text:span text:style-name="T14">6</text:span>:00 Try to create <text:span text:style-name="T14">a simple web p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anda" svg:font-family="verand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21:30.622017997</meta:creation-date>
    <meta:editing-duration>PT15M36S</meta:editing-duration>
    <meta:editing-cycles>2</meta:editing-cycles>
    <meta:generator>LibreOffice/5.1.6.2$Linux_x86 LibreOffice_project/10m0$Build-2</meta:generator>
    <dc:date>2018-01-23T14:47:13.682213255</dc:date>
    <meta:document-statistic meta:table-count="0" meta:image-count="0" meta:object-count="0" meta:page-count="8" meta:paragraph-count="96" meta:word-count="507" meta:character-count="2952" meta:non-whitespace-character-count="2561"/>
  </office:meta>
</office:document-meta>
</file>